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8cm"/>
    </style:style>
    <style:style style:name="co2" style:family="table-column">
      <style:table-column-properties fo:break-before="auto" style:column-width="2.161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PageStyle_5f_PAC_20_2022-2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81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 style:data-style-name="N81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81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2.49pt double-thin #3d3d3d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2.49pt double-thin #3d3d3d" style:border-line-width-left="0.018cm 0.053cm 0.018cm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2.49pt double-thin #3d3d3d" style:border-line-width-bottom="0.018cm 0.053cm 0.018cm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C 2022-2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4" office:value-type="string" calcext:value-type="string">
            <text:p>Tabla 5.1: Resultados obtenidos por el algoritmo BL en el problema del APC</text:p>
          </table:table-cell>
          <table:table-cell table:number-columns-repeated="1019"/>
        </table:table-row>
        <table:table-row table:style-name="ro3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Diabetes</text:p>
          </table:table-cell>
          <table:covered-table-cell table:number-columns-repeated="3" table:style-name="ce7"/>
          <table:table-cell table:style-name="ce23" office:value-type="string" calcext:value-type="string" table:number-columns-spanned="4" table:number-rows-spanned="1">
            <text:p>Ozone</text:p>
          </table:table-cell>
          <table:covered-table-cell table:number-columns-repeated="3" table:style-name="ce23"/>
          <table:table-cell table:style-name="ce32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2"/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2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34" office:value-type="string" calcext:value-type="string">
            <text:p>T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234" calcext:value-type="float">
            <text:p>66,23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7.987" calcext:value-type="float">
            <text:p>67,99</text:p>
          </table:table-cell>
          <table:table-cell table:style-name="ce16" office:value-type="float" office:value="0.752" calcext:value-type="float">
            <text:p>7,52E-01</text:p>
          </table:table-cell>
          <table:table-cell table:style-name="ce25" office:value-type="float" office:value="73.438" calcext:value-type="float">
            <text:p>73,44</text:p>
          </table:table-cell>
          <table:table-cell table:style-name="ce9" office:value-type="float" office:value="54.167" calcext:value-type="float">
            <text:p>54,17</text:p>
          </table:table-cell>
          <table:table-cell table:style-name="ce9" office:value-type="float" office:value="69.583" calcext:value-type="float">
            <text:p>69,58</text:p>
          </table:table-cell>
          <table:table-cell table:style-name="ce16" office:value-type="float" office:value="8.074" calcext:value-type="float">
            <text:p>8,07E+00</text:p>
          </table:table-cell>
          <table:table-cell table:style-name="ce29" office:value-type="float" office:value="78.571" calcext:value-type="float">
            <text:p>78,57</text:p>
          </table:table-cell>
          <table:table-cell table:style-name="ce9" office:value-type="float" office:value="43.182" calcext:value-type="float">
            <text:p>43,18</text:p>
          </table:table-cell>
          <table:table-cell table:style-name="ce9" office:value-type="float" office:value="71.494" calcext:value-type="float">
            <text:p>71,49</text:p>
          </table:table-cell>
          <table:table-cell table:style-name="ce16" office:value-type="float" office:value="2.373" calcext:value-type="float">
            <text:p>2,37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62.5" calcext:value-type="float">
            <text:p>62,50</text:p>
          </table:table-cell>
          <table:table-cell table:style-name="ce9" office:value-type="float" office:value="66.006" calcext:value-type="float">
            <text:p>66,01</text:p>
          </table:table-cell>
          <table:table-cell table:style-name="ce16" office:value-type="float" office:value="0.932" calcext:value-type="float">
            <text:p>9,32E-01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27.778" calcext:value-type="float">
            <text:p>27,78</text:p>
          </table:table-cell>
          <table:table-cell table:style-name="ce9" office:value-type="float" office:value="68.056" calcext:value-type="float">
            <text:p>68,06</text:p>
          </table:table-cell>
          <table:table-cell table:style-name="ce16" office:value-type="float" office:value="8.286" calcext:value-type="float">
            <text:p>8,29E+00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56.818" calcext:value-type="float">
            <text:p>56,82</text:p>
          </table:table-cell>
          <table:table-cell table:style-name="ce9" office:value-type="float" office:value="79.935" calcext:value-type="float">
            <text:p>79,94</text:p>
          </table:table-cell>
          <table:table-cell table:style-name="ce16" office:value-type="float" office:value="2.777" calcext:value-type="float">
            <text:p>2,78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5.909" calcext:value-type="float">
            <text:p>65,91</text:p>
          </table:table-cell>
          <table:table-cell table:style-name="ce16" office:value-type="float" office:value="0.681" calcext:value-type="float">
            <text:p>6,81E-01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37.5" calcext:value-type="float">
            <text:p>37,50</text:p>
          </table:table-cell>
          <table:table-cell table:style-name="ce9" office:value-type="float" office:value="70" calcext:value-type="float">
            <text:p>70,00</text:p>
          </table:table-cell>
          <table:table-cell table:style-name="ce16" office:value-type="float" office:value="4.974" calcext:value-type="float">
            <text:p>4,97E+00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61.364" calcext:value-type="float">
            <text:p>61,36</text:p>
          </table:table-cell>
          <table:table-cell table:style-name="ce9" office:value-type="float" office:value="83.13" calcext:value-type="float">
            <text:p>83,13</text:p>
          </table:table-cell>
          <table:table-cell table:style-name="ce16" office:value-type="float" office:value="2.818" calcext:value-type="float">
            <text:p>2,82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8.182" calcext:value-type="float">
            <text:p>68,18</text:p>
          </table:table-cell>
          <table:table-cell table:style-name="ce9" office:value-type="float" office:value="75" calcext:value-type="float">
            <text:p>75,00</text:p>
          </table:table-cell>
          <table:table-cell table:style-name="ce9" office:value-type="float" office:value="69.545" calcext:value-type="float">
            <text:p>69,55</text:p>
          </table:table-cell>
          <table:table-cell table:style-name="ce16" office:value-type="float" office:value="0.973" calcext:value-type="float">
            <text:p>9,73E-01</text:p>
          </table:table-cell>
          <table:table-cell table:style-name="ce25" office:value-type="float" office:value="71.875" calcext:value-type="float">
            <text:p>71,88</text:p>
          </table:table-cell>
          <table:table-cell table:style-name="ce9" office:value-type="float" office:value="43.056" calcext:value-type="float">
            <text:p>43,06</text:p>
          </table:table-cell>
          <table:table-cell table:style-name="ce9" office:value-type="float" office:value="66.111" calcext:value-type="float">
            <text:p>66,11</text:p>
          </table:table-cell>
          <table:table-cell table:style-name="ce16" office:value-type="float" office:value="5.228" calcext:value-type="float">
            <text:p>5,23E+00</text:p>
          </table:table-cell>
          <table:table-cell table:style-name="ce29" office:value-type="float" office:value="82.857" calcext:value-type="float">
            <text:p>82,86</text:p>
          </table:table-cell>
          <table:table-cell table:style-name="ce9" office:value-type="float" office:value="43.182" calcext:value-type="float">
            <text:p>43,18</text:p>
          </table:table-cell>
          <table:table-cell table:style-name="ce9" office:value-type="float" office:value="74.922" calcext:value-type="float">
            <text:p>74,92</text:p>
          </table:table-cell>
          <table:table-cell table:style-name="ce16" office:value-type="float" office:value="3.904" calcext:value-type="float">
            <text:p>3,90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079" calcext:value-type="float">
            <text:p>69,08</text:p>
          </table:table-cell>
          <table:table-cell table:style-name="ce10" office:value-type="float" office:value="75" calcext:value-type="float">
            <text:p>75,00</text:p>
          </table:table-cell>
          <table:table-cell table:style-name="ce10" office:value-type="float" office:value="70.263" calcext:value-type="float">
            <text:p>70,26</text:p>
          </table:table-cell>
          <table:table-cell table:style-name="ce17" office:value-type="float" office:value="0.543" calcext:value-type="float">
            <text:p>5,43E-01</text:p>
          </table:table-cell>
          <table:table-cell table:style-name="ce26" office:value-type="float" office:value="82.813" calcext:value-type="float">
            <text:p>82,81</text:p>
          </table:table-cell>
          <table:table-cell table:style-name="ce10" office:value-type="float" office:value="37.5" calcext:value-type="float">
            <text:p>37,50</text:p>
          </table:table-cell>
          <table:table-cell table:style-name="ce10" office:value-type="float" office:value="73.75" calcext:value-type="float">
            <text:p>73,75</text:p>
          </table:table-cell>
          <table:table-cell table:style-name="ce16" office:value-type="float" office:value="7.601" calcext:value-type="float">
            <text:p>7,60E+00</text:p>
          </table:table-cell>
          <table:table-cell table:style-name="ce33" office:value-type="float" office:value="84.058" calcext:value-type="float">
            <text:p>84,06</text:p>
          </table:table-cell>
          <table:table-cell table:style-name="ce10" office:value-type="float" office:value="54.545" calcext:value-type="float">
            <text:p>54,55</text:p>
          </table:table-cell>
          <table:table-cell table:style-name="ce10" office:value-type="float" office:value="78.155" calcext:value-type="float">
            <text:p>78,16</text:p>
          </table:table-cell>
          <table:table-cell table:style-name="ce16" office:value-type="float" office:value="3.282" calcext:value-type="float">
            <text:p>3,28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5:.B9])" office:value-type="float" office:value="66.8028" calcext:value-type="float">
            <text:p>66,80</text:p>
          </table:table-cell>
          <table:table-cell table:style-name="ce9" table:formula="of:=AVERAGE([.C5:.C9])" office:value-type="float" office:value="72.5" calcext:value-type="float">
            <text:p>72,50</text:p>
          </table:table-cell>
          <table:table-cell table:style-name="ce9" table:formula="of:=AVERAGE([.D5:.D9])" office:value-type="float" office:value="67.942" calcext:value-type="float">
            <text:p>67,94</text:p>
          </table:table-cell>
          <table:table-cell table:style-name="ce18" table:formula="of:=AVERAGE([.E5:.E9])" office:value-type="float" office:value="0.7762" calcext:value-type="float">
            <text:p>7,76E-01</text:p>
          </table:table-cell>
          <table:table-cell table:style-name="ce9" table:formula="of:=AVERAGE([.F5:.F9])" office:value-type="float" office:value="76.8752" calcext:value-type="float">
            <text:p>76,88</text:p>
          </table:table-cell>
          <table:table-cell table:style-name="ce9" table:formula="of:=AVERAGE([.G5:.G9])" office:value-type="float" office:value="40.0002" calcext:value-type="float">
            <text:p>40,00</text:p>
          </table:table-cell>
          <table:table-cell table:style-name="ce9" table:formula="of:=AVERAGE([.H5:.H9])" office:value-type="float" office:value="69.5" calcext:value-type="float">
            <text:p>69,50</text:p>
          </table:table-cell>
          <table:table-cell table:style-name="ce18" table:formula="of:=AVERAGE([.I5:.I9])" office:value-type="float" office:value="6.8326" calcext:value-type="float">
            <text:p>6,83E+00</text:p>
          </table:table-cell>
          <table:table-cell table:style-name="ce9" table:formula="of:=AVERAGE([.J5:.J9])" office:value-type="float" office:value="83.9542" calcext:value-type="float">
            <text:p>83,95</text:p>
          </table:table-cell>
          <table:table-cell table:style-name="ce9" table:formula="of:=AVERAGE([.K5:.K9])" office:value-type="float" office:value="51.8182" calcext:value-type="float">
            <text:p>51,82</text:p>
          </table:table-cell>
          <table:table-cell table:style-name="ce9" table:formula="of:=AVERAGE([.L5:.L9])" office:value-type="float" office:value="77.5272" calcext:value-type="float">
            <text:p>77,53</text:p>
          </table:table-cell>
          <table:table-cell table:style-name="ce18" table:formula="of:=AVERAGE([.M5:.M9])" office:value-type="float" office:value="3.0308" calcext:value-type="float">
            <text:p>3,03E+00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5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1" table:number-rows-repeated="2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RELIEF en el problema del APC</text:p>
          </table:table-cell>
          <table:table-cell table:number-columns-repeated="9"/>
          <table:table-cell table:style-name="ce38" table:number-columns-repeated="3"/>
          <table:table-cell table:number-columns-repeated="1007"/>
        </table:table-row>
        <table:table-row table:style-name="ro3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Diabetes</text:p>
          </table:table-cell>
          <table:covered-table-cell table:number-columns-repeated="3" table:style-name="ce7"/>
          <table:table-cell table:style-name="ce23" office:value-type="string" calcext:value-type="string" table:number-columns-spanned="4" table:number-rows-spanned="1">
            <text:p>Ozone</text:p>
          </table:table-cell>
          <table:covered-table-cell table:number-columns-repeated="3" table:style-name="ce23"/>
          <table:table-cell table:style-name="ce32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2"/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34" office:value-type="string" calcext:value-type="string">
            <text:p>T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0.909" calcext:value-type="float">
            <text:p>50,91</text:p>
          </table:table-cell>
          <table:table-cell table:style-name="ce16" office:value-type="float" office:value="0.005" calcext:value-type="float">
            <text:p>5,00E-03</text:p>
          </table:table-cell>
          <table:table-cell table:style-name="ce25" office:value-type="float" office:value="75" calcext:value-type="float">
            <text:p>75,00</text:p>
          </table:table-cell>
          <table:table-cell table:style-name="ce9" office:value-type="float" office:value="4.167" calcext:value-type="float">
            <text:p>4,17</text:p>
          </table:table-cell>
          <table:table-cell table:style-name="ce9" office:value-type="float" office:value="60.833" calcext:value-type="float">
            <text:p>60,83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9" office:value-type="float" office:value="82.857" calcext:value-type="float">
            <text:p>82,86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6.286" calcext:value-type="float">
            <text:p>66,29</text:p>
          </table:table-cell>
          <table:table-cell table:style-name="ce16" office:value-type="float" office:value="0.003" calcext:value-type="float">
            <text:p>3,00E-03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3.636" calcext:value-type="float">
            <text:p>63,64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53.409" calcext:value-type="float">
            <text:p>53,41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6.944" calcext:value-type="float">
            <text:p>6,94</text:p>
          </table:table-cell>
          <table:table-cell table:style-name="ce9" office:value-type="float" office:value="63.889" calcext:value-type="float">
            <text:p>63,89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9" office:value-type="float" office:value="87.143" calcext:value-type="float">
            <text:p>87,1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9.714" calcext:value-type="float">
            <text:p>69,71</text:p>
          </table:table-cell>
          <table:table-cell table:style-name="ce16" office:value-type="float" office:value="0.003" calcext:value-type="float">
            <text:p>3,00E-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70.779" calcext:value-type="float">
            <text:p>70,7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6.623" calcext:value-type="float">
            <text:p>56,62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8.333" calcext:value-type="float">
            <text:p>8,33</text:p>
          </table:table-cell>
          <table:table-cell table:style-name="ce9" office:value-type="float" office:value="64.167" calcext:value-type="float">
            <text:p>64,17</text:p>
          </table:table-cell>
          <table:table-cell table:style-name="ce16" office:value-type="float" office:value="0.003" calcext:value-type="float">
            <text:p>3,00E-03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3.143" calcext:value-type="float">
            <text:p>73,14</text:p>
          </table:table-cell>
          <table:table-cell table:style-name="ce16" office:value-type="float" office:value="0.003" calcext:value-type="float">
            <text:p>3,00E-0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72.727" calcext:value-type="float">
            <text:p>72,73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60.682" calcext:value-type="float">
            <text:p>60,68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5" office:value-type="float" office:value="68.75" calcext:value-type="float">
            <text:p>68,75</text:p>
          </table:table-cell>
          <table:table-cell table:style-name="ce9" office:value-type="float" office:value="2.778" calcext:value-type="float">
            <text:p>2,78</text:p>
          </table:table-cell>
          <table:table-cell table:style-name="ce9" office:value-type="float" office:value="55.556" calcext:value-type="float">
            <text:p>55,56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29" office:value-type="float" office:value="84.286" calcext:value-type="float">
            <text:p>84,29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7.429" calcext:value-type="float">
            <text:p>67,43</text:p>
          </table:table-cell>
          <table:table-cell table:style-name="ce16" office:value-type="float" office:value="0.002" calcext:value-type="float">
            <text:p>2,00E-03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7.763" calcext:value-type="float">
            <text:p>67,76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54.211" calcext:value-type="float">
            <text:p>54,21</text:p>
          </table:table-cell>
          <table:table-cell table:style-name="ce17" office:value-type="float" office:value="0.005" calcext:value-type="float">
            <text:p>5,00E-03</text:p>
          </table:table-cell>
          <table:table-cell table:style-name="ce26" office:value-type="float" office:value="82.813" calcext:value-type="float">
            <text:p>82,81</text:p>
          </table:table-cell>
          <table:table-cell table:style-name="ce10" office:value-type="float" office:value="6.944" calcext:value-type="float">
            <text:p>6,94</text:p>
          </table:table-cell>
          <table:table-cell table:style-name="ce10" office:value-type="float" office:value="67.639" calcext:value-type="float">
            <text:p>67,64</text:p>
          </table:table-cell>
          <table:table-cell table:style-name="ce16" office:value-type="float" office:value="0.004" calcext:value-type="float">
            <text:p>4,00E-03</text:p>
          </table:table-cell>
          <table:table-cell table:style-name="ce33" office:value-type="float" office:value="79.71" calcext:value-type="float">
            <text:p>79,71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3.768" calcext:value-type="float">
            <text:p>63,77</text:p>
          </table:table-cell>
          <table:table-cell table:style-name="ce16" office:value-type="float" office:value="0.002" calcext:value-type="float">
            <text:p>2,00E-03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17:.B21])" office:value-type="float" office:value="67.7082" calcext:value-type="float">
            <text:p>67,71</text:p>
          </table:table-cell>
          <table:table-cell table:style-name="ce9" table:formula="of:=AVERAGE([.C17:.C21])" office:value-type="float" office:value="5" calcext:value-type="float">
            <text:p>5,00</text:p>
          </table:table-cell>
          <table:table-cell table:style-name="ce9" table:formula="of:=AVERAGE([.D17:.D21])" office:value-type="float" office:value="55.1668" calcext:value-type="float">
            <text:p>55,17</text:p>
          </table:table-cell>
          <table:table-cell table:style-name="ce18" table:formula="of:=AVERAGE([.E17:.E21])" office:value-type="float" office:value="0.0044" calcext:value-type="float">
            <text:p>4,40E-03</text:p>
          </table:table-cell>
          <table:table-cell table:style-name="ce9" table:formula="of:=AVERAGE([.F17:.F21])" office:value-type="float" office:value="76.5626" calcext:value-type="float">
            <text:p>76,56</text:p>
          </table:table-cell>
          <table:table-cell table:style-name="ce9" table:formula="of:=AVERAGE([.G17:.G21])" office:value-type="float" office:value="5.8332" calcext:value-type="float">
            <text:p>5,83</text:p>
          </table:table-cell>
          <table:table-cell table:style-name="ce9" table:formula="of:=AVERAGE([.H17:.H21])" office:value-type="float" office:value="62.4168" calcext:value-type="float">
            <text:p>62,42</text:p>
          </table:table-cell>
          <table:table-cell table:style-name="ce18" table:formula="of:=AVERAGE([.I17:.I21])" office:value-type="float" office:value="0.0038" calcext:value-type="float">
            <text:p>3,80E-03</text:p>
          </table:table-cell>
          <table:table-cell table:style-name="ce9" table:formula="of:=AVERAGE([.J17:.J21])" office:value-type="float" office:value="85.085" calcext:value-type="float">
            <text:p>85,09</text:p>
          </table:table-cell>
          <table:table-cell table:style-name="ce9" table:formula="of:=AVERAGE([.K17:.K21])" office:value-type="float" office:value="0" calcext:value-type="float">
            <text:p>0,00</text:p>
          </table:table-cell>
          <table:table-cell table:style-name="ce9" table:formula="of:=AVERAGE([.L17:.L21])" office:value-type="float" office:value="68.068" calcext:value-type="float">
            <text:p>68,07</text:p>
          </table:table-cell>
          <table:table-cell table:style-name="ce18" table:formula="of:=AVERAGE([.M17:.M21])" office:value-type="float" office:value="0.0026" calcext:value-type="float">
            <text:p>2,60E-03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 calcext:value-type="string">
            <text:p>Tabla 5.1: Resultados obtenidos por el algoritmo 1NN en el problema del APC</text:p>
          </table:table-cell>
          <table:table-cell table:number-columns-repeated="1019"/>
        </table:table-row>
        <table:table-row table:style-name="ro4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Diabetes</text:p>
          </table:table-cell>
          <table:covered-table-cell table:number-columns-repeated="3" table:style-name="ce7"/>
          <table:table-cell table:style-name="ce23" office:value-type="string" calcext:value-type="string" table:number-columns-spanned="4" table:number-rows-spanned="1">
            <text:p>Ozone</text:p>
          </table:table-cell>
          <table:covered-table-cell table:number-columns-repeated="3" table:style-name="ce23"/>
          <table:table-cell table:style-name="ce32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2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15" office:value-type="string" calcext:value-type="string">
            <text:p>T</text:p>
          </table:table-cell>
          <table:table-cell table:style-name="ce13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Fit.</text:p>
          </table:table-cell>
          <table:table-cell table:style-name="ce34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1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3.506" calcext:value-type="float">
            <text:p>53,51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5" office:value-type="float" office:value="78.125" calcext:value-type="float">
            <text:p>78,1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2.5" calcext:value-type="float">
            <text:p>62,50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9" office:value-type="float" office:value="77.143" calcext:value-type="float">
            <text:p>77,1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1.714" calcext:value-type="float">
            <text:p>61,71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66.883" calcext:value-type="float">
            <text:p>66,8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3.506" calcext:value-type="float">
            <text:p>53,51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5" office:value-type="float" office:value="85.938" calcext:value-type="float">
            <text:p>85,94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75" calcext:value-type="float">
            <text:p>68,75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9" office:value-type="float" office:value="88.571" calcext:value-type="float">
            <text:p>88,57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0.857" calcext:value-type="float">
            <text:p>70,86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68.831" calcext:value-type="float">
            <text:p>68,8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5.065" calcext:value-type="float">
            <text:p>55,07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5" office:value-type="float" office:value="79.688" calcext:value-type="float">
            <text:p>79,69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3.75" calcext:value-type="float">
            <text:p>63,75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9" office:value-type="float" office:value="91.429" calcext:value-type="float">
            <text:p>91,43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73.143" calcext:value-type="float">
            <text:p>73,14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69.481" calcext:value-type="float">
            <text:p>69,48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55.584" calcext:value-type="float">
            <text:p>55,58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5" office:value-type="float" office:value="76.563" calcext:value-type="float">
            <text:p>76,56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1.25" calcext:value-type="float">
            <text:p>61,25</text:p>
          </table:table-cell>
          <table:table-cell table:style-name="ce16" office:value-type="float" office:value="0" calcext:value-type="float">
            <text:p>0,00E+00</text:p>
          </table:table-cell>
          <table:table-cell table:style-name="ce29" office:value-type="float" office:value="85.714" calcext:value-type="float">
            <text:p>85,71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68.571" calcext:value-type="float">
            <text:p>68,57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5</text:p>
          </table:table-cell>
          <table:table-cell table:style-name="ce10" office:value-type="float" office:value="69.737" calcext:value-type="float">
            <text:p>69,74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55.789" calcext:value-type="float">
            <text:p>55,79</text:p>
          </table:table-cell>
          <table:table-cell table:style-name="ce17" office:value-type="float" office:value="0" calcext:value-type="float">
            <text:p>0,00E+00</text:p>
          </table:table-cell>
          <table:table-cell table:style-name="ce26" office:value-type="float" office:value="81.25" calcext:value-type="float">
            <text:p>81,25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5" calcext:value-type="float">
            <text:p>65,00</text:p>
          </table:table-cell>
          <table:table-cell table:style-name="ce16" office:value-type="float" office:value="0" calcext:value-type="float">
            <text:p>0,00E+00</text:p>
          </table:table-cell>
          <table:table-cell table:style-name="ce33" office:value-type="float" office:value="84.058" calcext:value-type="float">
            <text:p>84,06</text:p>
          </table:table-cell>
          <table:table-cell table:style-name="ce10" office:value-type="float" office:value="0" calcext:value-type="float">
            <text:p>0,00</text:p>
          </table:table-cell>
          <table:table-cell table:style-name="ce10" office:value-type="float" office:value="67.246" calcext:value-type="float">
            <text:p>67,25</text:p>
          </table:table-cell>
          <table:table-cell table:style-name="ce16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Media</text:p>
          </table:table-cell>
          <table:table-cell table:style-name="ce9" table:formula="of:=AVERAGE([.B29:.B33])" office:value-type="float" office:value="68.363" calcext:value-type="float">
            <text:p>68,36</text:p>
          </table:table-cell>
          <table:table-cell table:style-name="ce9" table:formula="of:=AVERAGE([.C29:.C33])" office:value-type="float" office:value="0" calcext:value-type="float">
            <text:p>0,00</text:p>
          </table:table-cell>
          <table:table-cell table:style-name="ce9" table:formula="of:=AVERAGE([.D29:.D33])" office:value-type="float" office:value="54.69" calcext:value-type="float">
            <text:p>54,69</text:p>
          </table:table-cell>
          <table:table-cell table:style-name="ce18" table:formula="of:=AVERAGE([.E29:.E33])" office:value-type="float" office:value="0" calcext:value-type="float">
            <text:p>0,00E+00</text:p>
          </table:table-cell>
          <table:table-cell table:style-name="ce9" table:formula="of:=AVERAGE([.F29:.F33])" office:value-type="float" office:value="80.3128" calcext:value-type="float">
            <text:p>80,31</text:p>
          </table:table-cell>
          <table:table-cell table:style-name="ce9" table:formula="of:=AVERAGE([.G29:.G33])" office:value-type="float" office:value="0" calcext:value-type="float">
            <text:p>0,00</text:p>
          </table:table-cell>
          <table:table-cell table:style-name="ce9" table:formula="of:=AVERAGE([.H29:.H33])" office:value-type="float" office:value="64.25" calcext:value-type="float">
            <text:p>64,25</text:p>
          </table:table-cell>
          <table:table-cell table:style-name="ce18" table:formula="of:=AVERAGE([.I29:.I33])" office:value-type="float" office:value="0" calcext:value-type="float">
            <text:p>0,00E+00</text:p>
          </table:table-cell>
          <table:table-cell table:style-name="ce9" table:formula="of:=AVERAGE([.J29:.J33])" office:value-type="float" office:value="85.383" calcext:value-type="float">
            <text:p>85,38</text:p>
          </table:table-cell>
          <table:table-cell table:style-name="ce9" table:formula="of:=AVERAGE([.K29:.K33])" office:value-type="float" office:value="0" calcext:value-type="float">
            <text:p>0,00</text:p>
          </table:table-cell>
          <table:table-cell table:style-name="ce9" table:formula="of:=AVERAGE([.L29:.L33])" office:value-type="float" office:value="68.3062" calcext:value-type="float">
            <text:p>68,31</text:p>
          </table:table-cell>
          <table:table-cell table:style-name="ce18" table:formula="of:=AVERAGE([.M29:.M33])" office:value-type="float" office:value="0" calcext:value-type="float">
            <text:p>0,00E+00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6"/>
          <table:table-cell table:style-name="ce30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4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Diabetes</text:p>
          </table:table-cell>
          <table:covered-table-cell table:number-columns-repeated="3" table:style-name="ce7"/>
          <table:table-cell table:style-name="ce23" office:value-type="string" calcext:value-type="string" table:number-columns-spanned="4" table:number-rows-spanned="1">
            <text:p>Ozone</text:p>
          </table:table-cell>
          <table:covered-table-cell table:number-columns-repeated="3" table:style-name="ce23"/>
          <table:table-cell table:style-name="ce32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2"/>
          <table:table-cell table:number-columns-repeated="1011"/>
        </table:table-row>
        <table:table-row table:style-name="ro4">
          <table:covered-table-cell table:style-name="ce2"/>
          <table:table-cell table:style-name="ce8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19" office:value-type="string" calcext:value-type="string">
            <text:p>T</text:p>
          </table:table-cell>
          <table:table-cell table:style-name="ce24" office:value-type="string" calcext:value-type="string">
            <text:p>%_clas</text:p>
          </table:table-cell>
          <table:table-cell table:style-name="ce8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31" office:value-type="string" calcext:value-type="string">
            <text:p>T</text:p>
          </table:table-cell>
          <table:table-cell table:style-name="ce24" office:value-type="string" calcext:value-type="string">
            <text:p>%_clas</text:p>
          </table:table-cell>
          <table:table-cell table:style-name="ce13" office:value-type="string" calcext:value-type="string">
            <text:p>%red</text:p>
          </table:table-cell>
          <table:table-cell table:style-name="ce8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1-NN</text:p>
          </table:table-cell>
          <table:table-cell table:style-name="ce11" office:value-type="string" calcext:value-type="string">
            <text:p>x</text:p>
          </table:table-cell>
          <table:table-cell table:style-name="ce9" office:value-type="float" office:value="0" calcext:value-type="float">
            <text:p>0,00</text:p>
          </table:table-cell>
          <table:table-cell table:style-name="ce11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9" office:value-type="float" office:value="0" calcext:value-type="float">
            <text:p>0,00</text:p>
          </table:table-cell>
          <table:table-cell table:style-name="ce11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9" office:value-type="float" office:value="0" calcext:value-type="float">
            <text:p>0,00</text:p>
          </table:table-cell>
          <table:table-cell table:style-name="ce1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RELIEF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0" office:value-type="float" office:value="0" calcext:value-type="float">
            <text:p>0,00</text:p>
          </table:table-cell>
          <table:table-cell table:style-name="ce1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0" office:value-type="float" office:value="0" calcext:value-type="float">
            <text:p>0,00</text:p>
          </table:table-cell>
          <table:table-cell table:style-name="ce12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BL</text:p>
          </table:table-cell>
          <table:table-cell table:style-name="ce9" office:value-type="float" office:value="66.02" calcext:value-type="float">
            <text:p>66,02</text:p>
          </table:table-cell>
          <table:table-cell table:style-name="ce9" office:value-type="float" office:value="67.5" calcext:value-type="float">
            <text:p>67,50</text:p>
          </table:table-cell>
          <table:table-cell table:style-name="ce9" office:value-type="float" office:value="66.31" calcext:value-type="float">
            <text:p>66,31</text:p>
          </table:table-cell>
          <table:table-cell table:style-name="ce22" office:value-type="float" office:value="0.525" calcext:value-type="float">
            <text:p>0,53</text:p>
          </table:table-cell>
          <table:table-cell table:style-name="ce29" office:value-type="float" office:value="98.974" calcext:value-type="float">
            <text:p>98,97</text:p>
          </table:table-cell>
          <table:table-cell table:style-name="ce9" office:value-type="float" office:value="18.184" calcext:value-type="float">
            <text:p>18,18</text:p>
          </table:table-cell>
          <table:table-cell table:style-name="ce9" office:value-type="float" office:value="58.578" calcext:value-type="float">
            <text:p>58,58</text:p>
          </table:table-cell>
          <table:table-cell table:style-name="ce22" office:value-type="float" office:value="0.003516" calcext:value-type="float">
            <text:p>0,00</text:p>
          </table:table-cell>
          <table:table-cell table:style-name="ce29" office:value-type="float" office:value="85.95" calcext:value-type="float">
            <text:p>85,95</text:p>
          </table:table-cell>
          <table:table-cell table:style-name="ce9" office:value-type="float" office:value="50.45" calcext:value-type="float">
            <text:p>50,45</text:p>
          </table:table-cell>
          <table:table-cell table:style-name="ce9" office:value-type="float" office:value="78.85" calcext:value-type="float">
            <text:p>78,85</text:p>
          </table:table-cell>
          <table:table-cell table:style-name="ce25" office:value-type="float" office:value="2.33" calcext:value-type="float">
            <text:p>2,33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PAC_20_2022-23" style:display-name="PageStyle_PAC 2022-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</meta:initial-creator>
    <meta:creation-date>2013-02-26T01:11:28</meta:creation-date>
    <dc:date>2023-04-08T14:18:14.140379270</dc:date>
    <meta:editing-cycles>8</meta:editing-cycles>
    <meta:editing-duration>PT36M7S</meta:editing-duration>
    <meta:generator>LibreOffice/7.3.6.2$Linux_X86_64 LibreOffice_project/30$Build-2</meta:generator>
    <meta:document-statistic meta:table-count="1" meta:cell-count="337" meta:object-count="0"/>
  </office:meta>
</office:document-meta>
</file>